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95cm" fo:min-width="15.698cm"/>
      <style:paragraph-properties style:writing-mode="lr-tb"/>
    </style:style>
    <style:style style:name="gr2" style:family="graphic" style:parent-style-name="standard">
      <style:graphic-properties svg:stroke-width="0.159cm" draw:marker-start-width="0.438cm" draw:marker-end-width="0.438cm" draw:fill="solid" draw:fill-color="#ffffff" draw:textarea-horizontal-align="justify" draw:textarea-vertical-align="middle" draw:auto-grow-height="false" fo:min-height="1.792cm" fo:min-width="15.54cm" fo:padding-top="0.204cm" fo:padding-bottom="0.204cm" fo:padding-left="0.329cm" fo:padding-right="0.329cm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95cm" fo:min-width="15.699cm"/>
      <style:paragraph-properties style:writing-mode="lr-tb"/>
    </style:style>
    <style:style style:name="gr4" style:family="graphic" style:parent-style-name="standard" style:list-style-name="L2">
      <style:graphic-properties draw:fill="solid" draw:fill-color="#ffffff" draw:textarea-horizontal-align="justify" draw:textarea-vertical-align="middle" draw:auto-grow-height="false" fo:min-height="2.548cm" fo:min-width="15.698cm"/>
      <style:paragraph-properties style:writing-mode="lr-tb"/>
    </style:style>
    <style:style style:name="gr5" style:family="graphic" style:parent-style-name="standard" style:list-style-name="L2">
      <style:graphic-properties draw:fill="solid" draw:fill-color="#ffffff" draw:textarea-horizontal-align="justify" draw:textarea-vertical-align="middle" draw:auto-grow-height="false" fo:min-height="7.148cm" fo:min-width="15.698cm"/>
      <style:paragraph-properties style:writing-mode="lr-tb"/>
    </style:style>
    <style:style style:name="gr6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5.35cm" fo:min-width="15.699cm"/>
      <style:paragraph-properties style:writing-mode="lr-tb"/>
    </style:style>
    <style:style style:name="gr7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4.749cm" fo:min-width="15.699cm"/>
      <style:paragraph-properties style:writing-mode="lr-tb"/>
    </style:style>
    <style:style style:name="gr8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3.149cm" fo:min-width="15.699cm"/>
      <style:paragraph-properties style:writing-mode="lr-tb"/>
    </style:style>
    <style:style style:name="gr9" style:family="graphic" style:parent-style-name="standard" style:list-style-name="L1">
      <style:graphic-properties svg:stroke-width="0.159cm" draw:marker-start-width="0.438cm" draw:marker-end-width="0.438cm" draw:fill="solid" draw:fill-color="#ffffff" draw:textarea-horizontal-align="justify" draw:textarea-vertical-align="middle" draw:auto-grow-height="false" fo:min-height="1.792cm" fo:min-width="15.54cm" fo:padding-top="0.204cm" fo:padding-bottom="0.204cm" fo:padding-left="0.329cm" fo:padding-right="0.329cm"/>
      <style:paragraph-properties style:writing-mode="lr-tb"/>
    </style:style>
    <style:style style:name="gr10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3.149cm" fo:min-width="15.699cm"/>
      <style:paragraph-properties style:writing-mode="lr-tb"/>
    </style:style>
    <style:style style:name="gr11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4.149cm" fo:min-width="15.699cm"/>
      <style:paragraph-properties style:writing-mode="lr-tb"/>
    </style:style>
    <style:style style:name="gr12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3.149cm" fo:min-width="15.699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standard" style:list-style-name="L1">
      <style:graphic-properties svg:stroke-width="0.159cm" draw:marker-start-width="0.438cm" draw:marker-end-width="0.438cm" draw:fill="solid" draw:fill-color="#ffffff" draw:textarea-horizontal-align="justify" draw:textarea-vertical-align="middle" draw:auto-grow-height="false" fo:min-height="1.792cm" fo:min-width="15.54cm" fo:padding-top="0.204cm" fo:padding-bottom="0.204cm" fo:padding-left="0.329cm" fo:padding-right="0.329cm"/>
      <style:paragraph-properties style:writing-mode="lr-tb"/>
    </style:style>
    <style:style style:name="gr15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3.049cm" fo:min-width="15.699cm"/>
      <style:paragraph-properties style:writing-mode="lr-tb"/>
    </style:style>
    <style:style style:name="gr16" style:family="graphic" style:parent-style-name="standard" style:list-style-name="L1">
      <style:graphic-properties svg:stroke-width="0.159cm" draw:marker-start-width="0.438cm" draw:marker-end-width="0.438cm" draw:fill="solid" draw:fill-color="#ffffff" draw:textarea-horizontal-align="justify" draw:textarea-vertical-align="middle" draw:auto-grow-height="false" fo:min-height="1.792cm" fo:min-width="15.54cm" fo:padding-top="0.204cm" fo:padding-bottom="0.204cm" fo:padding-left="0.329cm" fo:padding-right="0.329cm"/>
      <style:paragraph-properties style:writing-mode="lr-tb"/>
    </style:style>
    <style:style style:name="gr17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11.65cm" fo:min-width="15.699cm"/>
      <style:paragraph-properties style:writing-mode="lr-tb"/>
    </style:style>
    <style:style style:name="gr18" style:family="graphic" style:parent-style-name="standard" style:list-style-name="L1">
      <style:graphic-properties svg:stroke-width="0.159cm" draw:marker-start-width="0.438cm" draw:marker-end-width="0.438cm" draw:fill="solid" draw:fill-color="#ffffff" draw:textarea-horizontal-align="justify" draw:textarea-vertical-align="middle" draw:auto-grow-height="false" fo:min-height="1.792cm" fo:min-width="15.54cm" fo:padding-top="0.204cm" fo:padding-bottom="0.204cm" fo:padding-left="0.329cm" fo:padding-right="0.329cm"/>
      <style:paragraph-properties style:writing-mode="lr-tb"/>
    </style:style>
    <style:style style:name="gr19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3.149cm" fo:min-width="15.699cm"/>
      <style:paragraph-properties style:writing-mode="lr-tb"/>
    </style:style>
    <style:style style:name="gr20" style:family="graphic" style:parent-style-name="standard" style:list-style-name="L1">
      <style:graphic-properties svg:stroke-width="0.159cm" draw:marker-start-width="0.438cm" draw:marker-end-width="0.438cm" draw:fill="solid" draw:fill-color="#ffffff" draw:textarea-horizontal-align="justify" draw:textarea-vertical-align="middle" draw:auto-grow-height="false" fo:min-height="1.792cm" fo:min-width="17.24cm" fo:padding-top="0.204cm" fo:padding-bottom="0.204cm" fo:padding-left="0.329cm" fo:padding-right="0.329cm"/>
      <style:paragraph-properties style:writing-mode="lr-tb"/>
    </style:style>
    <style:style style:name="gr21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11.649cm" fo:min-width="17.399cm"/>
      <style:paragraph-properties style:writing-mode="lr-tb"/>
    </style:style>
    <style:style style:name="gr22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4.85cm" fo:min-width="15.699cm"/>
      <style:paragraph-properties style:writing-mode="lr-tb"/>
    </style:style>
    <style:style style:name="gr23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1.749cm" fo:min-width="15.699cm"/>
      <style:paragraph-properties style:writing-mode="lr-tb"/>
    </style:style>
    <style:style style:name="gr24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2.349cm" fo:min-width="15.699cm"/>
      <style:paragraph-properties style:writing-mode="lr-tb"/>
    </style:style>
    <style:style style:name="gr25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2.949cm" fo:min-width="15.699cm"/>
      <style:paragraph-properties style:writing-mode="lr-tb"/>
    </style:style>
    <style:style style:name="gr26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1.749cm" fo:min-width="15.699cm"/>
      <style:paragraph-properties style:writing-mode="lr-tb"/>
    </style:style>
    <style:style style:name="gr27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2.349cm" fo:min-width="15.699cm"/>
      <style:paragraph-properties style:writing-mode="lr-tb"/>
    </style:style>
    <style:style style:name="gr28" style:family="graphic" style:parent-style-name="standard" style:list-style-name="L1">
      <style:graphic-properties svg:stroke-width="0.159cm" draw:marker-start-width="0.438cm" draw:marker-end-width="0.438cm" draw:fill="solid" draw:fill-color="#ffffff" draw:textarea-horizontal-align="justify" draw:textarea-vertical-align="middle" draw:auto-grow-height="false" fo:min-height="1.792cm" fo:min-width="15.54cm" fo:padding-top="0.204cm" fo:padding-bottom="0.204cm" fo:padding-left="0.329cm" fo:padding-right="0.329cm"/>
      <style:paragraph-properties style:writing-mode="lr-tb"/>
    </style:style>
    <style:style style:name="gr29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10.827cm" fo:min-width="15.699cm"/>
      <style:paragraph-properties style:writing-mode="lr-tb"/>
    </style:style>
    <style:style style:name="gr30" style:family="graphic" style:parent-style-name="standard" style:list-style-name="L1">
      <style:graphic-properties svg:stroke-width="0.159cm" draw:marker-start-width="0.438cm" draw:marker-end-width="0.438cm" draw:fill="solid" draw:fill-color="#ffffff" draw:textarea-horizontal-align="justify" draw:textarea-vertical-align="middle" draw:auto-grow-height="false" fo:min-height="1.792cm" fo:min-width="15.54cm" fo:padding-top="0.204cm" fo:padding-bottom="0.204cm" fo:padding-left="0.329cm" fo:padding-right="0.329cm"/>
      <style:paragraph-properties style:writing-mode="lr-tb"/>
    </style:style>
    <style:style style:name="gr31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12.349cm" fo:min-width="15.699cm"/>
      <style:paragraph-properties style:writing-mode="lr-tb"/>
    </style:style>
    <style:style style:name="gr32" style:family="graphic" style:parent-style-name="standard" style:list-style-name="L1">
      <style:graphic-properties svg:stroke-width="0.159cm" draw:marker-start-width="0.438cm" draw:marker-end-width="0.438cm" draw:fill="solid" draw:fill-color="#ffffff" draw:textarea-horizontal-align="justify" draw:textarea-vertical-align="middle" draw:auto-grow-height="false" fo:min-height="1.792cm" fo:min-width="15.54cm" fo:padding-top="0.204cm" fo:padding-bottom="0.204cm" fo:padding-left="0.329cm" fo:padding-right="0.329cm"/>
      <style:paragraph-properties style:writing-mode="lr-tb"/>
    </style:style>
    <style:style style:name="gr33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4.95cm" fo:min-width="15.699cm"/>
      <style:paragraph-properties style:writing-mode="lr-tb"/>
    </style:style>
    <style:style style:name="gr3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  <style:text-properties fo:font-size="24pt" fo:background-color="#ffffd7" style:font-size-asian="24pt" style:font-size-complex="24pt"/>
    </style:style>
    <style:style style:name="P2" style:family="paragraph">
      <loext:graphic-properties draw:fill="solid" draw:fill-color="#ffffff"/>
      <style:paragraph-properties fo:text-align="start"/>
      <style:text-properties fo:color="#55308d" fo:font-size="24pt" fo:background-color="#ffffd7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solid" draw:fill-color="#ffffff"/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="solid" draw:fill-color="#ffffff"/>
      <style:paragraph-properties fo:text-align="start"/>
      <style:text-properties fo:font-size="24pt" fo:background-color="#ffffd7" style:font-size-asian="24pt" style:font-size-complex="24pt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font-size="24pt" style:font-size-asian="24pt" style:font-size-complex="24pt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size="24pt" style:font-size-asian="24pt" style:font-size-complex="24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color="#000000" fo:font-size="24pt" style:font-size-asian="24pt" style:font-size-complex="24pt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color="#000000" fo:font-size="24pt" style:font-size-asian="24pt" style:font-size-complex="24pt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/>
      <style:text-properties fo:color="#000000" fo:font-size="24pt" fo:background-color="#ffffd7" style:font-size-asian="24pt" style:font-size-complex="24pt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color="#000000" fo:font-size="24pt" fo:background-color="#ffffd7" style:font-size-asian="24pt" style:font-size-complex="24pt"/>
    </style:style>
    <style:style style:name="P15" style:family="paragraph">
      <loext:graphic-properties draw:fill-color="#ffffff"/>
    </style:style>
    <style:style style:name="T1" style:family="text">
      <style:text-properties fo:font-size="24pt" fo:background-color="#ffffd7" style:font-size-asian="24pt" style:font-size-complex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background-color="#ffffd7" style:font-size-asian="20pt" style:font-size-complex="20pt"/>
    </style:style>
    <style:style style:name="T5" style:family="text">
      <style:text-properties fo:color="#666666" fo:font-size="20pt" style:font-size-asian="20pt" style:font-size-complex="20pt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fo:color="#000000" fo:font-size="24pt" fo:background-color="#ffffd7" style:font-size-asian="24pt" style:font-size-complex="2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Liberation Sans1" style:font-size-asian="24pt" style:font-style-asian="normal" style:font-weight-asian="normal" style:font-name-complex="Liberation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4pt" fo:font-style="normal" fo:text-shadow="none" style:text-underline-style="none" fo:font-weight="normal" style:letter-kerning="true" style:font-name-asian="Liberation Sans1" style:font-size-asian="24pt" style:font-style-asian="normal" style:font-weight-asian="normal" style:font-name-complex="Liberation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Liberation Sans1" style:font-size-asian="24pt" style:font-style-asian="normal" style:font-weight-asian="normal" style:font-name-complex="Liberation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font-name="Liberation Sans1" fo:font-size="24pt" style:font-name-asian="Liberation Sans1" style:font-size-asian="24pt" style:font-name-complex="Liberation Sans1" style:font-size-complex="24pt"/>
    </style:style>
    <style:style style:name="T13" style:family="text">
      <style:text-properties fo:color="#000000" fo:font-size="24pt" fo:background-color="#ffdbb6" style:font-size-asian="24pt" style:font-size-complex="24pt"/>
    </style:style>
    <style:style style:name="T14" style:family="text">
      <style:text-properties fo:color="#666666" fo:font-size="24pt" style:font-size-asian="24pt" style:font-size-complex="24pt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#ffffd7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66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66666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Liberation Sans1" style:font-size-asian="24pt" style:font-style-asian="normal" style:font-weight-asian="normal" style:font-name-complex="Liberation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66666" style:text-outline="false" style:text-line-through-style="none" style:text-line-through-type="none" style:text-position="-33% 58%" style:font-name="Liberation Sans" fo:font-size="24pt" fo:font-style="normal" fo:text-shadow="none" style:text-underline-style="none" fo:font-weight="normal" style:letter-kerning="true" style:font-name-asian="Liberation Sans1" style:font-size-asian="24pt" style:font-style-asian="normal" style:font-weight-asian="normal" style:font-name-complex="Liberation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66666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Liberation Sans1" style:font-size-asian="24pt" style:font-style-asian="normal" style:font-weight-asian="normal" style:font-name-complex="Liberation Sans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6.198cm" svg:height="2.2cm" svg:x="1.782cm" svg:y="14.7cm">
          <text:p text:style-name="P1"><text:span text:style-name="T1">#define GO_VI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16.198cm" svg:height="2.2cm" svg:x="1.783cm" svg:y="12.5cm">
          <text:p text:style-name="P3"><text:span text:style-name="T2">mol_go.t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1" draw:id="id1" draw:layer="layout" svg:width="16.199cm" svg:height="2.2cm" svg:x="1.782cm" svg:y="16.901cm">
          <text:p text:style-name="P1"><text:span text:style-name="T1">#include "martini_v3.0.0_go.itp"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5" xml:id="id9" draw:id="id9" draw:layer="layout" svg:width="16.198cm" svg:height="2.2cm" svg:x="1.785cm" svg:y="19.102cm">
          <text:p text:style-name="P1"><text:span text:style-name="T1">#include "mol_go.itp"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7" draw:layer="layout" svg:width="16.198cm" svg:height="2.798cm" svg:x="1.785cm" svg:y="21.302cm">
          <text:p text:style-name="P6"><text:span text:style-name="T2">#include "martini_v3.0.0_solvents_v1.itp"</text:span></text:p>
          <text:p text:style-name="P6"><text:span text:style-name="T2">#include "martini_v3.0.0_ions_v1.itp"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draw:layer="layout" svg:width="16.198cm" svg:height="7.398cm" svg:x="1.785cm" svg:y="24.102cm">
          <text:p text:style-name="P6"><text:span text:style-name="T2">[ system ]</text:span></text:p>
          <text:p text:style-name="P6"><text:span text:style-name="T3">&lt;title&gt;</text:span></text:p>
          <text:p text:style-name="P6"><text:span text:style-name="T2"/></text:p>
          <text:p text:style-name="P6"><text:span text:style-name="T2">[ molecules ]</text:span></text:p>
          <text:p text:style-name="P6"><text:span text:style-name="T4">mol <text:s/></text:span><text:span text:style-name="T3"><text:s text:c="9"/>1</text:span></text:p>
          <text:p text:style-name="P6"><text:span text:style-name="T3">W <text:s text:c="6"/>2042</text:span></text:p>
          <text:p text:style-name="P6"><text:span text:style-name="T3">NA <text:s text:c="8"/>17</text:span></text:p>
          <text:p text:style-name="P6"><text:span text:style-name="T3">CL <text:s text:c="8"/>1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16.199cm" svg:height="5.6cm" svg:x="22cm" svg:y="4.2cm">
          <text:p text:style-name="P6"><text:span text:style-name="T2">[ defaults ]</text:span></text:p>
          <text:p text:style-name="P6"><text:span text:style-name="T2">;nb-func <text:s/>comb rule</text:span></text:p>
          <text:p text:style-name="P6"><text:span text:style-name="T2">1 <text:s text:c="15"/>2 ;</text:span></text:p>
          <text:p text:style-name="P6"><text:span text:style-name="T5">; nbfunc: 1 = LJ, 2 = Buckingham</text:span><text:span text:style-name="T5"><text:line-break/></text:span><text:span text:style-name="T5">; comb-rule: only used if this a pair is not explicitly listed in section [ nonbond_params ]</text:span><text:span text:style-name="T3">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2" draw:id="id2" draw:layer="layout" svg:width="16.198cm" svg:height="2.2cm" svg:x="22.002cm" svg:y="2cm">
          <text:p text:style-name="P8"><text:span text:style-name="T2">martini_v3.0.0_go.it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16.199cm" svg:height="4.999cm" svg:x="22cm" svg:y="9.801cm">
          <text:p text:style-name="P6"><text:span text:style-name="T2">[ atomtypes ]</text:span></text:p>
          <text:p text:style-name="P6"><text:span text:style-name="T2">; type <text:s text:c="2"/>m <text:s text:c="5"/>q <text:s text:c="7"/>ptype <text:s text:c="2"/>V <text:s text:c="4"/>W</text:span></text:p>
          <text:p text:style-name="P6"><text:span text:style-name="T2">P6 <text:s text:c="5"/>72.0 <text:s/>0.000 <text:s text:c="6"/>A <text:s text:c="3"/>0.0 <text:s text:c="2"/>0.0</text:span></text:p>
          <text:p text:style-name="P6"><text:span text:style-name="T2">...</text:span></text:p>
          <text:p text:style-name="P6"><text:span text:style-name="T5">; std. MARTINI beads he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0" xml:id="id3" draw:id="id3" draw:layer="layout" svg:width="16.199cm" svg:height="3.399cm" svg:x="22cm" svg:y="14.801cm">
          <text:p text:style-name="P9"><text:span text:style-name="T6">#ifdef </text:span><text:span text:style-name="T7">GO_VIRT</text:span></text:p>
          <text:p text:style-name="P9"><text:span text:style-name="T7">#include "atomtypes_go.itp"</text:span></text:p>
          <text:p text:style-name="P9"><text:span text:style-name="T6">#endi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4" draw:id="id4" draw:layer="layout" svg:width="16.198cm" svg:height="2.2cm" svg:x="42.002cm" svg:y="6.4cm">
          <text:p text:style-name="P8"><text:span text:style-name="T2">atomtypes_go.itp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0" draw:text-style-name="P10" xml:id="id5" draw:id="id5" draw:layer="layout" svg:width="16.199cm" svg:height="3.399cm" svg:x="42cm" svg:y="8.601cm">
          <text:p text:style-name="P9"><text:span text:style-name="T6">#ifdef </text:span><text:span text:style-name="T7">GO_VIRT</text:span></text:p>
          <text:p text:style-name="P9"><text:span text:style-name="T7">#include "atomtypes_go.itp"</text:span></text:p>
          <text:p text:style-name="P9"><text:span text:style-name="T6">#endi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draw:layer="layout" svg:width="16.199cm" svg:height="4.399cm" svg:x="22cm" svg:y="18.201cm">
          <text:p text:style-name="P9"><text:span text:style-name="T6">[ nonbond_params ]</text:span></text:p>
          <text:p text:style-name="P9"><text:span text:style-name="T8">; ai <text:s text:c="3"/>aj <text:s/>func <text:s text:c="5"/></text:span><text:span text:style-name="T9">σ</text:span><text:span text:style-name="T10">ij</text:span><text:span text:style-name="T11"> <text:s text:c="21"/></text:span><text:span text:style-name="T9">ε</text:span><text:span text:style-name="T10">ij</text:span><text:span text:style-name="T12"> </text:span></text:p>
          <text:p text:style-name="P9"><text:span text:style-name="T6">P6 <text:s text:c="2"/>P6 <text:s/>1 <text:s/>4.700000e-01 <text:s/>4.990000e+00</text:span></text:p>
          <text:p text:style-name="P9"><text:span text:style-name="T6">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0" xml:id="id11" draw:id="id11" draw:layer="layout" svg:width="16.199cm" svg:height="3.399cm" svg:x="22cm" svg:y="22.601cm">
          <text:p text:style-name="P9"><text:span text:style-name="T6">#ifdef </text:span><text:span text:style-name="T7">GO_VIRT </text:span></text:p>
          <text:p text:style-name="P9"><text:span text:style-name="T7">#include "nonbond_params_go.itp"</text:span></text:p>
          <text:p text:style-name="P9"><text:span text:style-name="T6">#endi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2" draw:layer="layout" svg:x1="17.981cm" svg:y1="18.001cm" svg:x2="22.002cm" svg:y2="3.1cm" draw:start-shape="id1" draw:start-glue-point="7" draw:end-shape="id2" draw:end-glue-point="5" svg:d="M17981 18001h1971v-14901h2050" svg:viewBox="0 0 4022 14902">
          <text:p/>
        </draw:connector>
        <draw:custom-shape draw:style-name="gr14" draw:text-style-name="P11" xml:id="id10" draw:id="id10" draw:layer="layout" svg:width="16.198cm" svg:height="2.2cm" svg:x="22.003cm" svg:y="27.101cm">
          <text:p text:style-name="P8"><text:span text:style-name="T1">mol</text:span><text:span text:style-name="T2">_go.it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draw:layer="layout" svg:width="16.199cm" svg:height="3.299cm" svg:x="22cm" svg:y="29.301cm">
          <text:p text:style-name="P9"><text:span text:style-name="T6">[ moleculetype ]</text:span></text:p>
          <text:p text:style-name="P9"><text:span text:style-name="T6">; name <text:s text:c="17"/>nexcl</text:span></text:p>
          <text:p text:style-name="P9"><text:span text:style-name="T6"><text:s text:c="2"/></text:span><text:span text:style-name="T6">mol <text:s text:c="19"/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2" draw:layer="layout" svg:x1="38.199cm" svg:y1="16.501cm" svg:x2="42.002cm" svg:y2="7.5cm" draw:start-shape="id3" draw:start-glue-point="7" draw:end-shape="id4" draw:end-glue-point="5" svg:d="M38199 16501h1862v-9001h1941" svg:viewBox="0 0 3804 9002">
          <text:p/>
        </draw:connector>
        <draw:custom-shape draw:style-name="gr16" draw:text-style-name="P11" xml:id="id6" draw:id="id6" draw:layer="layout" svg:width="16.198cm" svg:height="2.2cm" svg:x="62cm" svg:y="2.1cm">
          <text:p text:style-name="P8"><text:span text:style-name="T1">mol</text:span><text:span text:style-name="T2">_atomtypes_go.itp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7" draw:text-style-name="P10" draw:layer="layout" svg:width="16.199cm" svg:height="11.9cm" svg:x="61.999cm" svg:y="4.3cm">
          <text:p text:style-name="P9"><text:span text:style-name="T6">; protein </text:span><text:span text:style-name="T6">BB </text:span><text:span text:style-name="T6">virtual </text:span><text:span text:style-name="T6">particles </text:span></text:p>
          <text:p text:style-name="P9"><text:span text:style-name="T6">; INTRA </text:span><text:span text:style-name="T6">particles</text:span></text:p>
          <text:p text:style-name="P9"><text:span text:style-name="T7">mol</text:span><text:span text:style-name="T6">_</text:span><text:span text:style-name="T13">A1</text:span><text:span text:style-name="T6"> </text:span><text:span text:style-name="T6">0.0 </text:span><text:span text:style-name="T6">0.000 <text:s text:c="2"/>A </text:span><text:span text:style-name="T6"><text:s text:c="2"/>0.0 <text:s text:c="2"/></text:span><text:span text:style-name="T6">0.0</text:span></text:p>
          <text:p text:style-name="P9"><text:span text:style-name="T6">...</text:span></text:p>
          <text:p text:style-name="P9"><text:span text:style-name="T7">mol</text:span><text:span text:style-name="T6">_</text:span><text:span text:style-name="T13">B1</text:span><text:span text:style-name="T6"> </text:span><text:span text:style-name="T6">0.0 </text:span><text:span text:style-name="T6">0.000 <text:s text:c="2"/>A </text:span><text:span text:style-name="T6"><text:s text:c="2"/>0.0 <text:s text:c="2"/></text:span><text:span text:style-name="T6">0.0</text:span></text:p>
          <text:p text:style-name="P9"><text:span text:style-name="T6">...</text:span></text:p>
          <text:p text:style-name="P9"><text:span text:style-name="T6">; INTER </text:span><text:span text:style-name="T6">particles</text:span></text:p>
          <text:p text:style-name="P9"><text:span text:style-name="T7">mol</text:span><text:span text:style-name="T6">_</text:span><text:span text:style-name="T13">C3</text:span><text:span text:style-name="T6"> </text:span><text:span text:style-name="T6">0.0 </text:span><text:span text:style-name="T6">0.000 <text:s text:c="2"/>A </text:span><text:span text:style-name="T6"><text:s text:c="2"/>0.0 <text:s text:c="2"/></text:span><text:span text:style-name="T6">0.0</text:span></text:p>
          <text:p text:style-name="P9"><text:span text:style-name="T6">...</text:span></text:p>
          <text:p text:style-name="P9"><text:span text:style-name="T7">mol</text:span><text:span text:style-name="T6">_</text:span><text:span text:style-name="T13">D3</text:span><text:span text:style-name="T6"> </text:span><text:span text:style-name="T6">0.0 </text:span><text:span text:style-name="T6">0.000 <text:s text:c="2"/>A </text:span><text:span text:style-name="T6"><text:s text:c="2"/>0.0 <text:s text:c="2"/></text:span><text:span text:style-name="T6">0.0</text:span></text:p>
          <text:p text:style-name="P9"><text:span text:style-name="T6">...</text:span></text:p>
          <text:p text:style-name="P9"><text:span text:style-name="T14">; type <text:s text:c="4"/></text:span><text:span text:style-name="T14">m <text:s text:c="5"/>q <text:s text:c="2"/></text:span><text:span text:style-name="T14">ptype <text:s/>V <text:s/></text:span><text:span text:style-name="T14"><text:s text:c="2"/>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2" draw:layer="layout" svg:x1="58.199cm" svg:y1="10.301cm" svg:x2="62cm" svg:y2="3.2cm" draw:start-shape="id5" draw:start-glue-point="7" draw:end-shape="id6" draw:end-glue-point="5" svg:d="M58199 10301h1861v-7101h1940" svg:viewBox="0 0 3802 7102">
          <text:p/>
        </draw:connector>
        <draw:custom-shape draw:style-name="gr18" draw:text-style-name="P11" xml:id="id12" draw:id="id12" draw:layer="layout" svg:width="16.198cm" svg:height="2.2cm" svg:x="42.004cm" svg:y="16.761cm">
          <text:p text:style-name="P8"><text:span text:style-name="T2">nonbond_params_go.itp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9" draw:text-style-name="P10" xml:id="id7" draw:id="id7" draw:layer="layout" svg:width="16.199cm" svg:height="3.399cm" svg:x="42.002cm" svg:y="18.962cm">
          <text:p text:style-name="P9"><text:span text:style-name="T6">#ifdef </text:span><text:span text:style-name="T7">GO_VIRT</text:span></text:p>
          <text:p text:style-name="P9"><text:span text:style-name="T15">#include "mol_</text:span><text:span text:style-name="T7">nonbond_params_go.itp</text:span><text:span text:style-name="T7">"</text:span></text:p>
          <text:p text:style-name="P9"><text:span text:style-name="T6">#endi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1" xml:id="id8" draw:id="id8" draw:layer="layout" svg:width="17.898cm" svg:height="2.2cm" svg:x="62.102cm" svg:y="17.7cm">
          <text:p text:style-name="P8"><text:span text:style-name="T1">mol</text:span><text:span text:style-name="T2">_nonbond_params_go.itp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1" draw:text-style-name="P10" draw:layer="layout" svg:width="17.899cm" svg:height="11.899cm" svg:x="62.101cm" svg:y="19.901cm">
          <text:p text:style-name="P9"><text:span text:style-name="T6">; OV + symmetric rCSU contacts </text:span></text:p>
          <text:p text:style-name="P9"><text:span text:style-name="T6">; INTRA section: A-B pairs (+/- </text:span><text:span text:style-name="T6">go_eps_intra) </text:span></text:p>
          <text:p text:style-name="P9"><text:span text:style-name="T7">mol</text:span><text:span text:style-name="T6">_</text:span><text:span text:style-name="T13">A1</text:span><text:span text:style-name="T6"> <text:s/></text:span><text:span text:style-name="T7">mol</text:span><text:span text:style-name="T6">_</text:span><text:span text:style-name="T13">A5</text:span><text:span text:style-name="T6"> <text:s text:c="3"/>1 <text:s/>0.5329 <text:s text:c="2"/>12.0000</text:span></text:p>
          <text:p text:style-name="P9"><text:span text:style-name="T7">mol</text:span><text:span text:style-name="T6">_</text:span><text:span text:style-name="T13">B1</text:span><text:span text:style-name="T6"> <text:s/></text:span><text:span text:style-name="T7">mol</text:span><text:span text:style-name="T6">_</text:span><text:span text:style-name="T13">B5</text:span><text:span text:style-name="T6"> <text:s text:c="3"/>1 <text:s/>0.5329 <text:s/>-11.9999</text:span></text:p>
          <text:p text:style-name="P9"><text:span text:style-name="T6">…</text:span></text:p>
          <text:p text:style-name="P9"><text:span text:style-name="T6">; INTER section: C (go_eps_inter)</text:span></text:p>
          <text:p text:style-name="P9"><text:span text:style-name="T7">mol</text:span><text:span text:style-name="T6">_</text:span><text:span text:style-name="T13">C1</text:span><text:span text:style-name="T6"> <text:s/></text:span><text:span text:style-name="T7">mol</text:span><text:span text:style-name="T6">_</text:span><text:span text:style-name="T13">C51</text:span><text:span text:style-name="T6"> <text:s/>1 <text:s/>0.4900 <text:s text:c="2"/>6.0000</text:span></text:p>
          <text:p text:style-name="P9"><text:span text:style-name="T6">…</text:span></text:p>
          <text:p text:style-name="P9"><text:span text:style-name="T6">; INTER section: D (-go_eps_BB) </text:span></text:p>
          <text:p text:style-name="P9"><text:span text:style-name="T7">mol</text:span><text:span text:style-name="T6">_</text:span><text:span text:style-name="T13">D1</text:span><text:span text:style-name="T6"> <text:s/></text:span><text:span text:style-name="T7">mol</text:span><text:span text:style-name="T6">_</text:span><text:span text:style-name="T13">D51</text:span><text:span text:style-name="T6"> <text:s/>1 <text:s/>0.4700 <text:s/>-6.4499</text:span></text:p>
          <text:p text:style-name="P9"><text:span text:style-name="T6">…</text:span></text:p>
          <text:p text:style-name="P9"><text:span text:style-name="T16">; ai <text:s text:c="3"/>aj <text:s/>func <text:s text:c="5"/></text:span><text:span text:style-name="T17">σ</text:span><text:span text:style-name="T18">ij</text:span><text:span text:style-name="T19"> <text:s text:c="21"/></text:span><text:span text:style-name="T17">ε</text:span><text:span text:style-name="T18">ij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2" draw:layer="layout" svg:x1="58.201cm" svg:y1="20.662cm" svg:x2="62.102cm" svg:y2="18.8cm" draw:start-shape="id7" draw:start-glue-point="7" draw:end-shape="id8" draw:end-glue-point="5" svg:d="M58201 20662h1911v-1862h1990" svg:viewBox="0 0 3902 1863">
          <text:p/>
        </draw:connector>
        <draw:connector draw:style-name="gr13" draw:text-style-name="P12" draw:layer="layout" svg:x1="17.983cm" svg:y1="20.202cm" svg:x2="22.003cm" svg:y2="28.201cm" draw:start-shape="id9" draw:start-glue-point="7" draw:end-shape="id10" draw:end-glue-point="5" svg:d="M17983 20202h1971v7999h2049" svg:viewBox="0 0 4021 8000">
          <text:p/>
        </draw:connector>
        <draw:custom-shape draw:style-name="gr22" draw:text-style-name="P10" draw:layer="layout" svg:width="16.199cm" svg:height="5.1cm" svg:x="22cm" svg:y="32.601cm">
          <text:p text:style-name="P9"><text:span text:style-name="T6">[ atoms ]</text:span></text:p>
          <text:p text:style-name="P9"><text:span text:style-name="T6">; nr atomtype resid <text:s/>resname atomname </text:span><text:span text:style-name="T6">charge group <text:s/>q[e] m[u]</text:span></text:p>
          <text:p text:style-name="P9"><text:span text:style-name="T6">1 <text:s text:c="5"/>Q5 <text:s text:c="8"/>1 <text:s/>GLY <text:s/>BB <text:s text:c="4"/>1 <text:s/>1</text:span></text:p>
          <text:p text:style-name="P9"><text:span text:style-name="T6">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2" draw:layer="layout" svg:x1="38.199cm" svg:y1="24.301cm" svg:x2="42.004cm" svg:y2="17.861cm" draw:start-shape="id11" draw:start-glue-point="7" draw:end-shape="id12" draw:end-glue-point="5" svg:d="M38199 24301h1863v-6440h1942" svg:viewBox="0 0 3806 6441">
          <text:p/>
        </draw:connector>
        <draw:custom-shape draw:style-name="gr23" draw:text-style-name="P14" xml:id="id13" draw:id="id13" draw:layer="layout" svg:width="16.199cm" svg:height="1.999cm" svg:x="22cm" svg:y="37.701cm">
          <text:p text:style-name="P13"><text:span text:style-name="T7">#include "mol_atoms_go.itp"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0" draw:layer="layout" svg:width="16.199cm" svg:height="2.599cm" svg:x="22cm" svg:y="39.701cm">
          <text:p text:style-name="P9"><text:span text:style-name="T6">[ position_restraints ], [ bonds ]</text:span></text:p>
          <text:p text:style-name="P9"><text:span text:style-name="T6">[ constraints ], [ angles ], [ dihedrals ], etc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0" draw:layer="layout" svg:width="16.199cm" svg:height="3.199cm" svg:x="22cm" svg:y="42.301cm">
          <text:p text:style-name="P9"><text:span text:style-name="T6">[ exclusions ]</text:span></text:p>
          <text:p text:style-name="P9"><text:span text:style-name="T6">; triangle blocks: ring side chains</text:span></text:p>
          <text:p text:style-name="P9"><text:span text:style-name="T6">; ndx ndx ndx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4" xml:id="id15" draw:id="id15" draw:layer="layout" svg:width="16.199cm" svg:height="1.999cm" svg:x="22cm" svg:y="45.501cm">
          <text:p text:style-name="P13"><text:span text:style-name="T7">#include "mol_exclusions_go.itp"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0" xml:id="id17" draw:id="id17" draw:layer="layout" svg:width="16.199cm" svg:height="2.599cm" svg:x="22cm" svg:y="47.501cm">
          <text:p text:style-name="P9"><text:span text:style-name="T6">[ virtual_sitesn ]</text:span></text:p>
          <text:p text:style-name="P9"><text:span text:style-name="T7">#include "mol_virtual_sitesn_go.itp"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1" xml:id="id14" draw:id="id14" draw:layer="layout" svg:width="16.198cm" svg:height="2.2cm" svg:x="42.006cm" svg:y="29.922cm">
          <text:p text:style-name="P8"><text:span text:style-name="T1">mol</text:span><text:span text:style-name="T2">_atoms_go.itp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9" draw:text-style-name="P10" draw:layer="layout" svg:width="16.199cm" svg:height="11.077cm" svg:x="42.004cm" svg:y="32.123cm">
          <text:p text:style-name="P9"><text:span text:style-name="T6">; virtual sites</text:span></text:p>
          <text:p text:style-name="P9"><text:span text:style-name="T6">123 mol_</text:span><text:span text:style-name="T13">A1</text:span><text:span text:style-name="T6"> <text:s text:c="7"/>1 GLY VWA 123 <text:s text:c="2"/>0.0</text:span></text:p>
          <text:p text:style-name="P9"><text:span text:style-name="T6">…</text:span></text:p>
          <text:p text:style-name="P9"><text:span text:style-name="T6">165 mol_</text:span><text:span text:style-name="T13">B1</text:span><text:span text:style-name="T6"> <text:s text:c="7"/>1 GLY VWB 165 <text:s text:c="2"/>0.0</text:span></text:p>
          <text:p text:style-name="P9"><text:span text:style-name="T6">…</text:span></text:p>
          <text:p text:style-name="P9"><text:span text:style-name="T6">207 mol_</text:span><text:span text:style-name="T13">C1</text:span><text:span text:style-name="T6"> <text:s text:c="7"/>1 GLY VWC 207 <text:s text:c="2"/>0.0</text:span></text:p>
          <text:p text:style-name="P9"><text:span text:style-name="T6">…</text:span></text:p>
          <text:p text:style-name="P9"><text:span text:style-name="T6">244 mol_</text:span><text:span text:style-name="T13">D1</text:span><text:span text:style-name="T6"> <text:s text:c="7"/>1 GLY VWD 244 <text:s text:c="2"/>0.0</text:span></text:p>
          <text:p text:style-name="P9"><text:span text:style-name="T6">…</text:span></text:p>
          <text:p text:style-name="P9"><text:span text:style-name="T14">; nr atomtype resid <text:s/>resname atomname </text:span><text:span text:style-name="T14">charge group <text:s/>q[e] m[u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2" draw:layer="layout" svg:x1="38.199cm" svg:y1="38.701cm" svg:x2="42.006cm" svg:y2="31.022cm" draw:start-shape="id13" draw:start-glue-point="7" draw:end-shape="id14" draw:end-glue-point="5" svg:d="M38199 38701h1864v-7679h1943" svg:viewBox="0 0 3808 7680">
          <text:p/>
        </draw:connector>
        <draw:custom-shape draw:style-name="gr30" draw:text-style-name="P11" xml:id="id16" draw:id="id16" draw:layer="layout" svg:width="16.198cm" svg:height="2.2cm" svg:x="61.002cm" svg:y="34.4cm">
          <text:p text:style-name="P8"><text:span text:style-name="T1">mol</text:span><text:span text:style-name="T2">_exclusions_go.itp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1" draw:text-style-name="P10" draw:layer="layout" svg:width="16.199cm" svg:height="12.599cm" svg:x="61cm" svg:y="36.601cm">
          <text:p text:style-name="P9"><text:span text:style-name="T6">; [ exclusions for intra BB sites ]</text:span></text:p>
          <text:p text:style-name="P9"><text:span text:style-name="T6">; atomnr atomnr <text:s/>- <text:s/>resnr resnr</text:span></text:p>
          <text:p text:style-name="P9"><text:span text:style-name="T6"><text:s text:c="3"/></text:span><text:span text:style-name="T6">1 <text:s text:c="10"/>8 <text:s text:c="10"/>; <text:s/>1 <text:s text:c="10"/>5</text:span></text:p>
          <text:p text:style-name="P9"><text:span text:style-name="T6"><text:s/></text:span><text:span text:style-name="T6">...</text:span></text:p>
          <text:p text:style-name="P9"><text:span text:style-name="T6">; [ exclusions for intra VWB sites ]</text:span></text:p>
          <text:p text:style-name="P9"><text:span text:style-name="T6"><text:s text:c="2"/></text:span><text:span text:style-name="T6">165 <text:s text:c="6"/>169 <text:s text:c="7"/>; <text:s/>1 <text:s text:c="10"/>5</text:span></text:p>
          <text:p text:style-name="P9"><text:span text:style-name="T6"><text:s/></text:span><text:span text:style-name="T6">...</text:span></text:p>
          <text:p text:style-name="P9"><text:span text:style-name="T6">; [ exclusions for inter VWC sites ]</text:span></text:p>
          <text:p text:style-name="P9"><text:span text:style-name="T6"><text:s text:c="2"/></text:span><text:span text:style-name="T6">207 <text:s text:c="7"/>243 <text:s text:c="6"/>; <text:s/>1 <text:s text:c="9"/>51</text:span></text:p>
          <text:p text:style-name="P9"><text:span text:style-name="T6"><text:s/></text:span><text:span text:style-name="T6">... </text:span></text:p>
          <text:p text:style-name="P9"><text:span text:style-name="T6">; [ exclusions for inter VWD sites ]</text:span></text:p>
          <text:p text:style-name="P9"><text:span text:style-name="T6"><text:s text:c="2"/></text:span><text:span text:style-name="T6">244 <text:s text:c="7"/>280 <text:s text:c="6"/>; <text:s/>1 <text:s text:c="9"/>51</text:span></text:p>
          <text:p text:style-name="P9"><text:span text:style-name="T6"><text:s/></text:span><text:span text:style-name="T6">...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11" xml:id="id18" draw:id="id18" draw:layer="layout" svg:width="16.198cm" svg:height="2.2cm" svg:x="42.102cm" svg:y="49.5cm">
          <text:p text:style-name="P8"><text:span text:style-name="T1">mol</text:span><text:span text:style-name="T2">_virtual_sitesn_go.itp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3" draw:text-style-name="P10" draw:layer="layout" svg:width="16.199cm" svg:height="5.2cm" svg:x="42.101cm" svg:y="51.7cm">
          <text:p text:style-name="P9"><text:span text:style-name="T6">; ndx <text:s text:c="2"/>fucnt <text:s text:c="2"/>&gt;=1 constructing indices</text:span></text:p>
          <text:p text:style-name="P9"><text:span text:style-name="T6"><text:s/></text:span><text:span text:style-name="T6">123 1 <text:s text:c="2"/>1</text:span></text:p>
          <text:p text:style-name="P9"><text:span text:style-name="T6"><text:s/>…</text:span></text:p>
          <text:p text:style-name="P9"><text:span text:style-name="T5">; ndx of Vsite <text:s/>- <text:s/>BB particles’ ndx, i.e Go Vsite is exactly at the position of BB partic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2" draw:layer="layout" draw:line-skew="9.839cm" svg:x1="38.199cm" svg:y1="46.501cm" svg:x2="61.002cm" svg:y2="35.5cm" draw:start-shape="id15" draw:start-glue-point="7" draw:end-shape="id16" draw:end-glue-point="5" svg:d="M38199 46501h21201v-11001h1602" svg:viewBox="0 0 22804 11002">
          <text:p/>
        </draw:connector>
        <draw:connector draw:style-name="gr13" draw:text-style-name="P12" draw:layer="layout" svg:x1="38.199cm" svg:y1="48.801cm" svg:x2="42.102cm" svg:y2="50.6cm" draw:start-shape="id17" draw:start-glue-point="7" draw:end-shape="id18" draw:end-glue-point="5" svg:d="M38199 48801h1912v1799h1991" svg:viewBox="0 0 3904 1800">
          <text:p/>
        </draw:connector>
        <presentation:notes draw:style-name="dp2">
          <draw:page-thumbnail draw:style-name="gr34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8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0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04cm" fo:margin-bottom="0cm" fo:text-indent="0cm"/>
      <style:text-properties fo:font-size="105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26cm" fo:margin-bottom="0cm" fo:text-indent="0cm"/>
      <style:text-properties fo:font-size="90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5cm" fo:margin-bottom="0cm" fo:text-indent="0cm"/>
      <style:text-properties fo:font-size="75.300003051757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72cm" fo:margin-bottom="0cm" fo:text-indent="0cm"/>
      <style:text-properties fo:font-size="75.300003051757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72cm" fo:margin-bottom="0cm" fo:text-indent="0cm"/>
      <style:text-properties fo:font-size="75.300003051757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72cm" fo:margin-bottom="0cm" fo:text-indent="0cm"/>
      <style:text-properties fo:font-size="75.300003051757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72cm" fo:margin-bottom="0cm" fo:text-indent="0cm"/>
      <style:text-properties fo:font-size="75.300003051757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72cm" fo:margin-bottom="0cm" fo:text-indent="0cm"/>
      <style:text-properties fo:font-size="75.300003051757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5.80000305175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  <draw:page-thumbnail draw:layer="backgroundobjects" svg:width="8.999cm" svg:height="6.355cm" svg:x="1cm" svg:y="3.095cm"/>
      <draw:page-thumbnail draw:layer="backgroundobjects" svg:width="8.999cm" svg:height="6.355cm" svg:x="1cm" svg:y="11.671cm"/>
      <draw:page-thumbnail draw:layer="backgroundobjects" svg:width="8.999cm" svg:height="6.355cm" svg:x="1cm" svg:y="20.247cm"/>
      <draw:page-thumbnail draw:layer="backgroundobjects" svg:width="8.999cm" svg:height="6.355cm" svg:x="11cm" svg:y="3.095cm"/>
      <draw:page-thumbnail draw:layer="backgroundobjects" svg:width="8.999cm" svg:height="6.355cm" svg:x="11cm" svg:y="11.671cm"/>
      <draw:page-thumbnail draw:layer="backgroundobjects" svg:width="8.999cm" svg:height="6.355cm" svg:x="11cm" svg:y="20.247cm"/>
    </style:handout-master>
    <style:master-page style:name="Default" style:page-layout-name="PM1" draw:style-name="Mdp1">
      <draw:frame presentation:style-name="Default-title" draw:layer="backgroundobjects" svg:width="75.688cm" svg:height="9.916cm" svg:x="4.205cm" svg:y="2.368cm" presentation:class="title" presentation:placeholder="true">
        <draw:text-box/>
      </draw:frame>
      <draw:frame presentation:style-name="Default-outline1" draw:layer="backgroundobjects" svg:width="75.688cm" svg:height="34.448cm" svg:x="4.205cm" svg:y="13.892cm" presentation:class="outline" presentation:placeholder="true">
        <draw:text-box/>
      </draw:frame>
      <draw:frame presentation:style-name="Mpr1" draw:text-style-name="MP2" draw:layer="backgroundobjects" svg:width="19.593cm" svg:height="4.092cm" svg:x="4.205cm" svg:y="54.10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26.658cm" svg:height="4.092cm" svg:x="28.762cm" svg:y="54.10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9.593cm" svg:height="4.092cm" svg:x="60.299cm" svg:y="54.10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8T10:14:09.502005754</meta:creation-date>
    <dc:date>2022-10-18T11:55:32.560625010</dc:date>
    <meta:editing-duration>PT48M41S</meta:editing-duration>
    <meta:editing-cycles>10</meta:editing-cycles>
    <meta:generator>LibreOffice/6.4.7.2$Linux_X86_64 LibreOffice_project/40$Build-2</meta:generator>
    <meta:document-statistic meta:object-count="66"/>
  </office:meta>
</office:document-meta>
</file>